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/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4" table:content-validation-name="val1" office:value-type="string" calcext:value-type="string">
            <text:p>Fait</text:p>
          </table:table-cell>
          <table:table-cell table:style-name="ce24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/>
          <table:table-cell table:style-name="ce24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35" office:value-type="string" calcext:value-type="string">
            <text:p>Fait</text:p>
          </table:table-cell>
          <table:table-cell table:style-name="ce3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3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 table:number-columns-repeated="2"/>
          <table:table-cell table:style-name="ce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35" table:content-validation-name="val1"/>
          <table:table-cell table:style-name="ce35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6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4" table:content-validation-name="val1" table:number-columns-repeated="2"/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3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34"/>
          <table:table-cell table:style-name="ce30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7T18:41:40.073282436</dc:date>
    <meta:editing-duration>PT5H49M59S</meta:editing-duration>
    <meta:editing-cycles>30</meta:editing-cycles>
    <meta:generator>LibreOffice/7.3.7.2$Linux_X86_64 LibreOffice_project/30$Build-2</meta:generator>
    <meta:document-statistic meta:table-count="1" meta:cell-count="196" meta:object-count="0"/>
  </office:meta>
</office:document-meta>
</file>